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2c26"/>
    </style:style>
    <style:style style:name="P2" style:family="paragraph" style:parent-style-name="Header">
      <style:paragraph-properties fo:text-align="center" style:justify-single-word="false"/>
      <style:text-properties officeooo:rsid="0016bf5a" officeooo:paragraph-rsid="0016bf5a"/>
    </style:style>
    <style:style style:name="P3" style:family="paragraph" style:parent-style-name="Header">
      <style:paragraph-properties fo:text-align="start" style:justify-single-word="false"/>
      <style:text-properties officeooo:rsid="0016bf5a" officeooo:paragraph-rsid="0016bf5a"/>
    </style:style>
    <style:style style:name="P4" style:family="paragraph" style:parent-style-name="Footer">
      <style:paragraph-properties fo:text-align="start" style:justify-single-word="false"/>
      <style:text-properties officeooo:rsid="00184f95" officeooo:paragraph-rsid="00184f95"/>
    </style:style>
    <style:style style:name="P5" style:family="paragraph" style:parent-style-name="Footer">
      <style:paragraph-properties fo:text-align="center" style:justify-single-word="false"/>
      <style:text-properties officeooo:rsid="00184f95" officeooo:paragraph-rsid="00184f95"/>
    </style:style>
    <style:style style:name="P6" style:family="paragraph" style:parent-style-name="Footer">
      <style:paragraph-properties fo:text-align="center" style:justify-single-word="false"/>
      <style:text-properties officeooo:rsid="00190b2b" officeooo:paragraph-rsid="00190b2b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00ffff" draw:opacity="10%"/>
      <style:paragraph-properties fo:text-align="center"/>
      <style:text-properties style:font-name="Verdana" fo:font-size="60pt" style:font-size-asian="60pt" style:font-size-complex="60pt"/>
    </style:style>
    <style:style style:name="P1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officeooo:rsid="00190b2b"/>
    </style:style>
    <style:style style:name="T2" style:family="text">
      <style:text-properties style:font-name="Verdana" fo:font-size="60pt" style:font-size-asian="60pt" style:font-size-complex="60pt"/>
    </style:style>
    <style:style style:name="T3" style:family="text">
      <style:text-properties fo:font-size="22pt" style:font-size-asian="22pt" style:font-size-complex="22pt"/>
    </style:style>
    <style:style style:name="gr1" style:family="graphic">
      <style:graphic-properties draw:fill-color="#b2b2b2" draw:textarea-horizontal-align="justify" draw:textarea-vertical-align="middle" draw:auto-grow-height="false" fo:min-height="13.811cm" fo:min-width="14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00ffff" draw:opacity="10%" fo:min-height="4.8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8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7" svg:width="14.235cm" svg:height="13.812cm" svg:x="1.448cm" svg:y="3.108cm"><text:p/><draw:enhanced-geometry svg:viewBox="0 0 21600 21600" draw:type="rectangle" draw:enhanced-path="M 0 0 L 21600 0 21600 21600 0 21600 0 0 Z N"/></draw:custom-shape><draw:frame text:anchor-type="paragraph" draw:z-index="1" draw:name="Forme2" draw:style-name="gr2" draw:text-style-name="P9" svg:width="12.066cm" svg:height="5.146cm" svg:x="2.639cm" svg:y="7.271cm"><draw:text-box><text:p text:style-name="P8"><text:span text:style-name="T2">Visite Virtuelle</text:span></text:p></draw:text-box></draw:frame><draw:frame text:anchor-type="paragraph" draw:z-index="2" draw:name="Forme3" draw:style-name="gr3" draw:text-style-name="P10" svg:width="11.166cm" svg:height="1.788cm" svg:x="2.983cm" svg:y="4.069cm"><draw:text-box><text:p text:style-name="P8"><text:span text:style-name="T3">Projet de BTS Système Numérique – Informatique et Réseau</text:span></text:p></draw:text-box></draw:frame><draw:frame text:anchor-type="paragraph" draw:z-index="3" draw:name="Forme4" draw:style-name="gr4" draw:text-style-name="P10" svg:width="11.325cm" svg:height="1.826cm" svg:x="3.194cm" svg:y="14.415cm"><draw:text-box><text:p text:style-name="P8"><text:span text:style-name="T3">Lycé Antoine Bourdelle <text:s/>- Promotion 2018</text:span></text:p></draw:text-box></draw:frame><draw:line text:anchor-type="paragraph" draw:z-index="4" draw:name="Forme5" draw:style-name="gr5" draw:text-style-name="P8" svg:x1="3.485cm" svg:y1="12.933cm" svg:x2="14.015cm" svg:y2="12.933cm"><text:p/></draw:line><draw:line text:anchor-type="paragraph" draw:z-index="5" draw:name="Forme5" draw:style-name="gr5" draw:text-style-name="P8" svg:x1="3.512cm" svg:y1="7.006cm" svg:x2="14.042cm" svg:y2="7.00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6bf5a" officeooo:paragraph-rsid="0016bf5a"/>
    </style:style>
    <style:style style:name="MP2" style:family="paragraph" style:parent-style-name="Header">
      <style:paragraph-properties fo:text-align="center" style:justify-single-word="false"/>
      <style:text-properties officeooo:rsid="0016bf5a" officeooo:paragraph-rsid="0016bf5a"/>
    </style:style>
    <style:style style:name="MP3" style:family="paragraph" style:parent-style-name="Footer">
      <style:paragraph-properties fo:text-align="start" style:justify-single-word="false"/>
      <style:text-properties officeooo:rsid="00184f95" officeooo:paragraph-rsid="00184f95"/>
    </style:style>
    <style:style style:name="MP4" style:family="paragraph" style:parent-style-name="Footer">
      <style:paragraph-properties fo:text-align="center" style:justify-single-word="false"/>
      <style:text-properties officeooo:rsid="00190b2b" officeooo:paragraph-rsid="00190b2b"/>
    </style:style>
    <style:style style:name="MP5" style:family="paragraph" style:parent-style-name="Footer">
      <style:paragraph-properties fo:text-align="center" style:justify-single-word="false"/>
      <style:text-properties officeooo:rsid="00184f95" officeooo:paragraph-rsid="00184f95"/>
    </style:style>
    <style:style style:name="MT1" style:family="text">
      <style:text-properties officeooo:rsid="00190b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fo:border="0.06pt solid #000000" fo:padding="0.049cm" style:shadow="none" fo:background-color="transparent" style:dynamic-spacing="false" draw:fill="none"/>
      </style:header-style>
      <style:footer-style>
        <style:header-footer-properties svg:height="2.499cm" fo:margin-left="0cm" fo:margin-right="0cm" fo:margin-top="0.499cm" fo:border="0.06pt solid #000000" fo:padding="0.049cm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Lycée Bourdelle<text:tab/><text:tab/>BTS SN IR 2017/2018</text:p>
        <text:p text:style-name="MP2">Rapport Technique du projet</text:p>
        <text:p text:style-name="MP2">Visite Virtuelle</text:p>
        <text:p text:style-name="MP2"><text:tab/><text:tab/></text:p>
        <text:p text:style-name="MP1"/>
      </style:header>
      <style:footer>
        <text:p text:style-name="MP3"/>
        <text:p text:style-name="MP4">Page <text:page-number text:select-page="current">1</text:page-number> / <text:page-count>1</text:page-count></text:p>
        <text:p text:style-name="MP3"/>
        <text:p text:style-name="MP5">Groupe : M. CARRERAS, V. CLAVEAU,T. DUDITLIEUX, <text:span text:style-name="MT1">V. PILL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39S</meta:editing-duration>
    <meta:editing-cycles>5</meta:editing-cycles>
    <meta:generator>LibreOffice/5.3.5.2$Windows_x86 LibreOffice_project/50d9bf2b0a79cdb85a3814b592608037a682059d</meta:generator>
    <dc:date>2018-03-23T14:23:28.771000000</dc:date>
    <meta:document-statistic meta:table-count="0" meta:image-count="0" meta:object-count="0" meta:page-count="1" meta:paragraph-count="6" meta:word-count="25" meta:character-count="148" meta:non-whitespace-character-count="125"/>
    <meta:user-defined meta:name="Info 1"/>
    <meta:user-defined meta:name="Info 2"/>
    <meta:user-defined meta:name="Info 3"/>
    <meta:user-defined meta:name="Info 4"/>
  </office:meta>
</office:document-meta>
</file>